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6000000700F6B2D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="Arrow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standard">
      <style:graphic-properties svg:stroke-color="#800000" draw:fill="solid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76cm" svg:height="3.949cm" svg:x="6cm" svg:y="13.5cm">
          <draw:image xlink:href="Pictures/10000000000000F6000000700F6B2D38.png" xlink:type="simple" xlink:show="embed" xlink:actuate="onLoad">
            <text:p/>
          </draw:image>
        </draw:frame>
        <draw:path draw:style-name="gr2" draw:text-style-name="P1" draw:layer="layout" svg:width="1.656cm" svg:height="0.305cm" draw:transform="skewX (-0.680329342427261) rotate (-2.53823233117606) translate (12.6998736776722cm 14.8998214927437cm)" svg:viewBox="0 0 1657 306" svg:d="m1657-38840c-1343 389-1419 116-1657-110">
          <text:p/>
        </draw:path>
        <draw:frame draw:style-name="gr3" draw:text-style-name="P2" draw:layer="layout" svg:width="2.4cm" svg:height="1.893cm" svg:x="12.4cm" svg:y="14.2cm">
          <draw:text-box>
            <text:p text:style-name="P2"><text:span text:style-name="T1">click</text:span></text:p>
            <text:p text:style-name="P2"><text:span text:style-name="T1"><text:s/></text:span><text:span text:style-name="T1">link</text:span></text:p>
          </draw:text-box>
        </draw:frame>
        <draw:custom-shape draw:style-name="gr4" draw:text-style-name="P1" draw:layer="layout" svg:width="4.5cm" svg:height="1cm" svg:x="7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20:44:48</meta:creation-date>
    <dc:date>2010-07-09T20:59:45</dc:date>
    <dc:creator>Sandeep Bhat</dc:creator>
    <meta:editing-duration>PT00H14M58S</meta:editing-duration>
    <meta:editing-cycles>1</meta:editing-cycles>
    <meta:document-statistic meta:object-count="4"/>
    <meta:generator>OpenOffice.org/3.1$Linux OpenOffice.org_project/310m19$Build-9420</meta:generator>
  </office:meta>
</office:document-meta>
</file>